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93cm" draw:z-index="0"><draw:image xlink:href="../../odt/images/012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Заз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0">C-</text:span>код 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49cm" draw:z-index="0"><draw:image xlink:href="../../odt/images/012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реализует преобразование вектора входных сигналов посредством </text:span><text:span text:style-name="T3">единой</text:span><text:span text:style-name="T2"> нелинейной статической характеристики типа "Зазор" при различных начальных условиях по следующему алгоритму:</text:span></text:p>
            <text:p text:style-name="P4"><draw:frame draw:style-name="fr2" draw:name="graphics1" text:anchor-type="as-char" svg:width="2.54cm" svg:height="2.223cm" draw:z-index="0"><draw:image xlink:href="../../odt/images/0123_static.png" xlink:type="simple" xlink:show="embed" xlink:actuate="onLoad"/></draw:frame></text:p>
            <text:p text:style-name="P4"><draw:frame draw:style-name="fr3" draw:name="Объект1" text:anchor-type="as-char" svg:width="13.487cm" svg:height="3.95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Text_20_body"><text:span text:style-name="T2">где</text:span><text:span text:style-name="T2"><draw:frame draw:style-name="fr3" draw:name="Объект2" text:anchor-type="as-char" svg:width="1.064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вектор входных сигналов;</text:span><text:span text:style-name="T2"><draw:frame draw:style-name="fr3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вектор </text:span><text:span text:style-name="T4">выходных</text:span><text:span text:style-name="T2"> сигналов, </text:span><text:span text:style-name="T2"><draw:frame draw:style-name="fr3" draw:name="Объект4" text:anchor-type="as-char" svg:width="0.796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– </text:span><text:span text:style-name="T4">предыдущий временной шаг интегрирования.</text:span></text:p>
            <text:p text:style-name="Text_20_body"><text:span text:style-name="T5">Свойства</text:span>:</text:p>
            <text:list xml:id="list1080772517950294351" text:style-name="L1">
              <text:list-item>
                <text:p text:style-name="P5">Половина ширины зоны зазора – <draw:frame draw:style-name="fr3" draw:name="Объект5" text:anchor-type="as-char" svg:width="0.46cm" svg:height="0.549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;</text:p>
              </text:list-item>
              <text:list-item>
                <text:p text:style-name="P5">Коэффициент усиления –<draw:frame draw:style-name="fr3" draw:name="Объект6" text:anchor-type="as-char" svg:width="0.485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;</text:p>
              </text:list-item>
              <text:list-item>
                <text:p text:style-name="P5"><text:span text:style-name="T7">Начальные условия – вектор начальных условий</text:span><text:span text:style-name="T7"><draw:frame draw:style-name="fr3" draw:name="Объект7" text:anchor-type="as-char" svg:width="1.169cm" svg:height="0.564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7">.</text:span></text:p>
              </text:list-item>
            </text:list>
            <text:p text:style-name="Text_20_body"><text:span text:style-name="T8">Примечание:</text:span><text:span text:style-name="T7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9">Мультиплексор</text:span><text:span text:style-name="T7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зор</dc:title>
    <dc:date>2012-03-30T15:50:16.73</dc:date>
    <meta:generator>OpenOffice_Beta/4.1.0$Win32 OpenOffice.org_project/410m14$Build-9760</meta:generator>
    <meta:editing-duration>PT2H12M22S</meta:editing-duration>
    <meta:editing-cycles>68</meta:editing-cycles>
    <meta:document-statistic meta:table-count="1" meta:image-count="3" meta:object-count="7" meta:page-count="1" meta:paragraph-count="15" meta:word-count="83" meta:character-count="60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</mtable>
          </mrow>
        </mrow>
      </mrow>
    </mrow>
    <annotation encoding="StarMath 5.0">y(t) = left lbrace stack{
k cdot (x(t)-b), ~ если ~ x(t) ~&gt;~ { {y(t- %DELTA t)} over {k} + b} ; #
k cdot (x(t)+b), ~ если ~ x(t) ~&lt;~ { {y(t- %DELTA t)} over {k} - b} ; #
y(t- %DELTA t), ~ если ~ { {y(t- %DELTA t)} over {k} - b} ~ &lt;= ~ x(t) ~ &lt;= ~ { {y(t- %DELTA t)} over {k} + b} ;
} right none
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k</mi>
    </mrow>
    <annotation encoding="StarMath 5.0">k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n>0</mn>
        </mrow>
        <mo stretchy="false">)</mo>
      </mrow>
    </mrow>
    <annotation encoding="StarMath 5.0">y(0)</annotation>
  </semantics>
</math>
</file>